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Roboto" officeooo:rsid="0010254a" officeooo:paragraph-rsid="0010254a"/>
    </style:style>
    <style:style style:name="P2" style:family="paragraph" style:parent-style-name="Standard" style:master-page-name="">
      <style:paragraph-properties fo:margin-left="1cm" fo:margin-right="0.9cm" fo:line-height="150%" fo:text-align="justify" style:justify-single-word="false" fo:text-indent="0cm" style:auto-text-indent="false" style:page-number="auto"/>
      <style:text-properties style:font-name="Roboto" officeooo:rsid="0010254a" officeooo:paragraph-rsid="0010254a"/>
    </style:style>
    <style:style style:name="P3" style:family="paragraph" style:parent-style-name="Standard">
      <style:paragraph-properties fo:margin-left="1cm" fo:margin-right="0.9cm" fo:line-height="150%" fo:text-align="justify" style:justify-single-word="false" fo:text-indent="0cm" style:auto-text-indent="false"/>
      <style:text-properties style:font-name="Roboto" officeooo:rsid="0010254a" officeooo:paragraph-rsid="0010254a"/>
    </style:style>
    <style:style style:name="P4" style:family="paragraph" style:parent-style-name="Standard">
      <style:paragraph-properties fo:margin-left="1cm" fo:margin-right="0.9cm" fo:line-height="150%" fo:text-align="justify" style:justify-single-word="false" fo:text-indent="0cm" style:auto-text-indent="false"/>
      <style:text-properties style:font-name="Roboto" officeooo:rsid="0011eb14" officeooo:paragraph-rsid="0011eb14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Heading_20_5">
      <style:paragraph-properties fo:text-align="center" style:justify-single-word="false"/>
    </style:style>
    <style:style style:name="T1" style:family="text">
      <style:text-properties officeooo:rsid="0011eb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>TRANSPARENT CONDUCTORS</text:p>
      <text:p text:style-name="Subtitle">FUNDAMENTALS AND APPLICATIONS</text:p>
      <text:p text:style-name="P1"/>
      <text:p text:style-name="P1">By Robert Treharne / @robtreharne</text:p>
      <text:p text:style-name="P1"/>
      <text:p text:style-name="P1">Abstract</text:p>
      <text:p text:style-name="P1"/>
      <text:p text:style-name="P2">Transparent conductors (TCs) are a fascinating class of materials with a unique set of optical and electrical properties – they are essentially metals that you can see through! This talk will cover the <text:span text:style-name="T1">basic </text:span>physics needed to understand the origin of their opto-electronic behaviour and describe how you can build a hypothetical TC from scratch through a consideration of its dielectric permittivity.</text:p>
      <text:p text:style-name="P3"/>
      <text:p text:style-name="P4">The technological implications of these materials will be discussed, particularly with respect to photovoltaics, and we will ask the question “what would a world without transparent conductors be like?”. You might not like the answer.</text:p>
      <text:p text:style-name="P1"/>
      <text:h text:style-name="P6" text:outline-level="5">This talk is available online at:</text:h>
      <text:h text:style-name="P5" text:outline-level="1"><text:a xlink:type="simple" xlink:href="http://pvlink.org/TCO">http://pvlink.org/TCO</text:a></text:h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09:38:57.639734163</meta:creation-date>
    <dc:date>2015-04-07T10:02:59.835219993</dc:date>
    <meta:editing-duration>PT8M32S</meta:editing-duration>
    <meta:editing-cycles>1</meta:editing-cycles>
    <meta:document-statistic meta:table-count="0" meta:image-count="0" meta:object-count="0" meta:page-count="1" meta:paragraph-count="8" meta:word-count="114" meta:character-count="780" meta:non-whitespace-character-count="673"/>
    <meta:generator>LibreOffice/4.2.7.2$Linux_x86 LibreOffice_project/420m0$Build-2</meta:generator>
  </office:meta>
</office:document-meta>
</file>